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894,817,549,380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,310,409,370,894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233,276,536,744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061,553,079,87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0,475,682,920,59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9,570,406,235,65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,532,229,986,993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,551,500,124,197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,087,163,874,510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,101,703,073,089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,594,307,032,668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550,342,737,009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752,131,773,3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285,965,892,364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955,347,004,965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660,287,965,663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470,550,015,077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339,395,718,862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211,346,869,60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093,997,267,277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029,043,097,558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61,603,952,954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63,746,717,50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58:09.738217255</dc:date>
    <meta:editing-duration>PT1H4M13S</meta:editing-duration>
    <meta:editing-cycles>35</meta:editing-cycles>
    <meta:generator>LibreOffice/7.2.6.2$Linux_X86_64 LibreOffice_project/20$Build-2</meta:generator>
    <meta:document-statistic meta:table-count="1" meta:cell-count="48" meta:object-count="0"/>
  </office:meta>
</office:document-meta>
</file>